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st_effort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 table:number-columns-spanned="5" table:number-rows-spanned="1">
            <text:p>eProsima Fast RTPS Latency Best Effort Typ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essage Size (bytes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679" calcext:value-type="float">
            <text:p>679</text:p>
          </table:table-cell>
          <table:table-cell office:value-type="float" office:value="147.24" calcext:value-type="float">
            <text:p>147.24</text:p>
          </table:table-cell>
          <table:table-cell office:value-type="float" office:value="28.46" calcext:value-type="float">
            <text:p>28.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395" calcext:value-type="float">
            <text:p>395</text:p>
          </table:table-cell>
          <table:table-cell office:value-type="float" office:value="141.76" calcext:value-type="float">
            <text:p>141.76</text:p>
          </table:table-cell>
          <table:table-cell office:value-type="float" office:value="23.29" calcext:value-type="float">
            <text:p>23.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622" calcext:value-type="float">
            <text:p>622</text:p>
          </table:table-cell>
          <table:table-cell office:value-type="float" office:value="148.82" calcext:value-type="float">
            <text:p>148.82</text:p>
          </table:table-cell>
          <table:table-cell office:value-type="float" office:value="28.08" calcext:value-type="float">
            <text:p>28.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458" calcext:value-type="float">
            <text:p>458</text:p>
          </table:table-cell>
          <table:table-cell office:value-type="float" office:value="140.99" calcext:value-type="float">
            <text:p>140.99</text:p>
          </table:table-cell>
          <table:table-cell office:value-type="float" office:value="24.71" calcext:value-type="float">
            <text:p>24.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 014</text:p>
          </table:table-cell>
          <table:table-cell office:value-type="float" office:value="144.49" calcext:value-type="float">
            <text:p>144.49</text:p>
          </table:table-cell>
          <table:table-cell office:value-type="float" office:value="27.87" calcext:value-type="float">
            <text:p>27.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 125</text:p>
          </table:table-cell>
          <table:table-cell office:value-type="float" office:value="156" calcext:value-type="float">
            <text:p>156</text:p>
          </table:table-cell>
          <table:table-cell office:value-type="float" office:value="46.15" calcext:value-type="float">
            <text:p>46.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0" calcext:value-type="float">
            <text:p>110</text:p>
          </table:table-cell>
          <table:table-cell office:value-type="float" office:value="615" calcext:value-type="float">
            <text:p>615</text:p>
          </table:table-cell>
          <table:table-cell office:value-type="float" office:value="150.62" calcext:value-type="float">
            <text:p>150.62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 011</text:p>
          </table:table-cell>
          <table:table-cell office:value-type="float" office:value="156.85" calcext:value-type="float">
            <text:p>156.85</text:p>
          </table:table-cell>
          <table:table-cell office:value-type="float" office:value="29.58" calcext:value-type="float">
            <text:p>29.5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7" calcext:value-type="float">
            <text:p>127</text:p>
          </table:table-cell>
          <table:table-cell office:value-type="float" office:value="894" calcext:value-type="float">
            <text:p>894</text:p>
          </table:table-cell>
          <table:table-cell office:value-type="float" office:value="168.33" calcext:value-type="float">
            <text:p>168.33</text:p>
          </table:table-cell>
          <table:table-cell office:value-type="float" office:value="29.42" calcext:value-type="float">
            <text:p>29.4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 650</text:p>
          </table:table-cell>
          <table:table-cell office:value-type="float" office:value="189.87" calcext:value-type="float">
            <text:p>189.87</text:p>
          </table:table-cell>
          <table:table-cell office:value-type="float" office:value="35.74" calcext:value-type="float">
            <text:p>35.7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 250</text:p>
          </table:table-cell>
          <table:table-cell office:value-type="float" office:value="221.26" calcext:value-type="float">
            <text:p>221.26</text:p>
          </table:table-cell>
          <table:table-cell office:value-type="float" office:value="45.88" calcext:value-type="float">
            <text:p>45.8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OpenDDS Latency Best Effort Typ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essage Size (bytes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20 591</text:p>
          </table:table-cell>
          <table:table-cell office:value-type="float" office:value="367.18" calcext:value-type="float">
            <text:p>367.18</text:p>
          </table:table-cell>
          <table:table-cell office:value-type="float" office:value="750.83" calcext:value-type="float">
            <text:p>750.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4" calcext:value-type="float">
            <text:p>274</text:p>
          </table:table-cell>
          <table:table-cell office:value-type="float" office:value="970" calcext:value-type="float">
            <text:p>970</text:p>
          </table:table-cell>
          <table:table-cell office:value-type="float" office:value="325.69" calcext:value-type="float">
            <text:p>325.69</text:p>
          </table:table-cell>
          <table:table-cell office:value-type="float" office:value="29.29" calcext:value-type="float">
            <text:p>29.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5" calcext:value-type="float">
            <text:p>265</text:p>
          </table:table-cell>
          <table:table-cell office:value-type="float" office:value="476" calcext:value-type="float">
            <text:p>476</text:p>
          </table:table-cell>
          <table:table-cell office:value-type="float" office:value="319.18" calcext:value-type="float">
            <text:p>319.18</text:p>
          </table:table-cell>
          <table:table-cell office:value-type="float" office:value="17.95" calcext:value-type="float">
            <text:p>17.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 034</text:p>
          </table:table-cell>
          <table:table-cell office:value-type="float" office:value="320.24" calcext:value-type="float">
            <text:p>320.24</text:p>
          </table:table-cell>
          <table:table-cell office:value-type="float" office:value="23.51" calcext:value-type="float">
            <text:p>23.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 408</text:p>
          </table:table-cell>
          <table:table-cell office:value-type="float" office:value="322.91" calcext:value-type="float">
            <text:p>322.91</text:p>
          </table:table-cell>
          <table:table-cell office:value-type="float" office:value="30.18" calcext:value-type="float">
            <text:p>30.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 408</text:p>
          </table:table-cell>
          <table:table-cell office:value-type="float" office:value="351.89" calcext:value-type="float">
            <text:p>351.89</text:p>
          </table:table-cell>
          <table:table-cell office:value-type="float" office:value="125.48" calcext:value-type="float">
            <text:p>125.4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 028</text:p>
          </table:table-cell>
          <table:table-cell office:value-type="float" office:value="348.96" calcext:value-type="float">
            <text:p>348.96</text:p>
          </table:table-cell>
          <table:table-cell office:value-type="float" office:value="43.92" calcext:value-type="float">
            <text:p>43.9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 645</text:p>
          </table:table-cell>
          <table:table-cell office:value-type="float" office:value="348.01" calcext:value-type="float">
            <text:p>348.01</text:p>
          </table:table-cell>
          <table:table-cell office:value-type="float" office:value="47.02" calcext:value-type="float">
            <text:p>47.0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64" calcext:value-type="float">
            <text:p>264</text:p>
          </table:table-cell>
          <table:table-cell office:value-type="float" office:value="973" calcext:value-type="float">
            <text:p>973</text:p>
          </table:table-cell>
          <table:table-cell office:value-type="float" office:value="352.68" calcext:value-type="float">
            <text:p>352.68</text:p>
          </table:table-cell>
          <table:table-cell office:value-type="float" office:value="42.37" calcext:value-type="float">
            <text:p>42.3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65" calcext:value-type="float">
            <text:p>265</text:p>
          </table:table-cell>
          <table:table-cell office:value-type="float" office:value="875" calcext:value-type="float">
            <text:p>875</text:p>
          </table:table-cell>
          <table:table-cell office:value-type="float" office:value="355.75" calcext:value-type="float">
            <text:p>355.75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1 629</text:p>
          </table:table-cell>
          <table:table-cell office:value-type="float" office:value="348.42" calcext:value-type="float">
            <text:p>348.42</text:p>
          </table:table-cell>
          <table:table-cell office:value-type="float" office:value="61.37" calcext:value-type="float">
            <text:p>61.3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T-test eProsima vs OpenDDS Latency Best Effort Typ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essage Size (bytes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p-valu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9.271" calcext:value-type="float">
            <text:p>-29.271</text:p>
          </table:table-cell>
          <table:table-cell office:value-type="string" calcext:value-type="string">
            <text:p>10 028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490.67" calcext:value-type="float">
            <text:p>-490.67</text:p>
          </table:table-cell>
          <table:table-cell office:value-type="string" calcext:value-type="string">
            <text:p>19 069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11.13" calcext:value-type="float">
            <text:p>-511.13</text:p>
          </table:table-cell>
          <table:table-cell office:value-type="string" calcext:value-type="string">
            <text:p>17 000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525.5" calcext:value-type="float">
            <text:p>-525.5</text:p>
          </table:table-cell>
          <table:table-cell office:value-type="string" calcext:value-type="string">
            <text:p>19 949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434.33" calcext:value-type="float">
            <text:p>-434.33</text:p>
          </table:table-cell>
          <table:table-cell office:value-type="string" calcext:value-type="string">
            <text:p>19 873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46.53" calcext:value-type="float">
            <text:p>-146.53</text:p>
          </table:table-cell>
          <table:table-cell office:value-type="string" calcext:value-type="string">
            <text:p>12 656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374.77" calcext:value-type="float">
            <text:p>-374.77</text:p>
          </table:table-cell>
          <table:table-cell office:value-type="string" calcext:value-type="string">
            <text:p>17 503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-344.13" calcext:value-type="float">
            <text:p>-344.13</text:p>
          </table:table-cell>
          <table:table-cell office:value-type="string" calcext:value-type="string">
            <text:p>16 842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-357.38" calcext:value-type="float">
            <text:p>-357.38</text:p>
          </table:table-cell>
          <table:table-cell office:value-type="string" calcext:value-type="string">
            <text:p>17 821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-322.86" calcext:value-type="float">
            <text:p>-322.86</text:p>
          </table:table-cell>
          <table:table-cell office:value-type="string" calcext:value-type="string">
            <text:p>19 977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-165.94" calcext:value-type="float">
            <text:p>-165.94</text:p>
          </table:table-cell>
          <table:table-cell office:value-type="string" calcext:value-type="string">
            <text:p>18 516</text:p>
          </table:table-cell>
          <table:table-cell office:value-type="string" calcext:value-type="string">
            <text:p>&lt;2.2e-16</text:p>
          </table:table-cell>
          <table:table-cell/>
        </table:table-row>
      </table:table>
      <table:table table:name="Reliable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 table:number-columns-spanned="5" table:number-rows-spanned="1">
            <text:p>eProsima Fast RTPS Latency Reliable Typ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essage Size (bytes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6 003</text:p>
          </table:table-cell>
          <table:table-cell office:value-type="float" office:value="199.5" calcext:value-type="float">
            <text:p>199.5</text:p>
          </table:table-cell>
          <table:table-cell office:value-type="float" office:value="97.17" calcext:value-type="float">
            <text:p>97.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6 278</text:p>
          </table:table-cell>
          <table:table-cell office:value-type="float" office:value="198.47" calcext:value-type="float">
            <text:p>198.47</text:p>
          </table:table-cell>
          <table:table-cell office:value-type="float" office:value="81.67" calcext:value-type="float">
            <text:p>81.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 879</text:p>
          </table:table-cell>
          <table:table-cell office:value-type="float" office:value="200.24" calcext:value-type="float">
            <text:p>200.24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 111</text:p>
          </table:table-cell>
          <table:table-cell office:value-type="float" office:value="199.21" calcext:value-type="float">
            <text:p>199.21</text:p>
          </table:table-cell>
          <table:table-cell office:value-type="float" office:value="31.27" calcext:value-type="float">
            <text:p>31.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 002</text:p>
          </table:table-cell>
          <table:table-cell office:value-type="float" office:value="196.73" calcext:value-type="float">
            <text:p>196.73</text:p>
          </table:table-cell>
          <table:table-cell office:value-type="float" office:value="29.37" calcext:value-type="float">
            <text:p>29.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 496</text:p>
          </table:table-cell>
          <table:table-cell office:value-type="float" office:value="197.23" calcext:value-type="float">
            <text:p>197.23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4 892</text:p>
          </table:table-cell>
          <table:table-cell office:value-type="float" office:value="205.35" calcext:value-type="float">
            <text:p>205.35</text:p>
          </table:table-cell>
          <table:table-cell office:value-type="float" office:value="78.35" calcext:value-type="float">
            <text:p>78.3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3 977</text:p>
          </table:table-cell>
          <table:table-cell office:value-type="float" office:value="207.66" calcext:value-type="float">
            <text:p>207.66</text:p>
          </table:table-cell>
          <table:table-cell office:value-type="float" office:value="43.47" calcext:value-type="float">
            <text:p>43.4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74" calcext:value-type="float">
            <text:p>174</text:p>
          </table:table-cell>
          <table:table-cell office:value-type="float" office:value="796" calcext:value-type="float">
            <text:p>796</text:p>
          </table:table-cell>
          <table:table-cell office:value-type="float" office:value="213.82" calcext:value-type="float">
            <text:p>213.82</text:p>
          </table:table-cell>
          <table:table-cell office:value-type="float" office:value="23.38" calcext:value-type="float">
            <text:p>23.3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 729</text:p>
          </table:table-cell>
          <table:table-cell office:value-type="float" office:value="231.67" calcext:value-type="float">
            <text:p>231.67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 195</text:p>
          </table:table-cell>
          <table:table-cell office:value-type="float" office:value="262.98" calcext:value-type="float">
            <text:p>262.98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OpenDDS Latency Reliable Typ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essage Size (bytes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0 696</text:p>
          </table:table-cell>
          <table:table-cell office:value-type="float" office:value="406.19" calcext:value-type="float">
            <text:p>406.19</text:p>
          </table:table-cell>
          <table:table-cell office:value-type="float" office:value="293.54" calcext:value-type="float">
            <text:p>293.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0 585</text:p>
          </table:table-cell>
          <table:table-cell office:value-type="float" office:value="413.39" calcext:value-type="float">
            <text:p>413.39</text:p>
          </table:table-cell>
          <table:table-cell office:value-type="float" office:value="331.99" calcext:value-type="float">
            <text:p>331.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10 611</text:p>
          </table:table-cell>
          <table:table-cell office:value-type="float" office:value="413.24" calcext:value-type="float">
            <text:p>413.24</text:p>
          </table:table-cell>
          <table:table-cell office:value-type="float" office:value="305.65" calcext:value-type="float">
            <text:p>305.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12 149</text:p>
          </table:table-cell>
          <table:table-cell office:value-type="float" office:value="408.68" calcext:value-type="float">
            <text:p>408.68</text:p>
          </table:table-cell>
          <table:table-cell office:value-type="float" office:value="326.76" calcext:value-type="float">
            <text:p>326.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6 763</text:p>
          </table:table-cell>
          <table:table-cell office:value-type="float" office:value="405.78" calcext:value-type="float">
            <text:p>405.78</text:p>
          </table:table-cell>
          <table:table-cell office:value-type="float" office:value="330.79" calcext:value-type="float">
            <text:p>330.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5 333</text:p>
          </table:table-cell>
          <table:table-cell office:value-type="float" office:value="404.52" calcext:value-type="float">
            <text:p>404.52</text:p>
          </table:table-cell>
          <table:table-cell office:value-type="float" office:value="189.25" calcext:value-type="float">
            <text:p>189.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 587</text:p>
          </table:table-cell>
          <table:table-cell office:value-type="float" office:value="421.96" calcext:value-type="float">
            <text:p>421.96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7 052</text:p>
          </table:table-cell>
          <table:table-cell office:value-type="float" office:value="413.88" calcext:value-type="float">
            <text:p>413.88</text:p>
          </table:table-cell>
          <table:table-cell office:value-type="float" office:value="212.52" calcext:value-type="float">
            <text:p>212.5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9 462</text:p>
          </table:table-cell>
          <table:table-cell office:value-type="float" office:value="422.22" calcext:value-type="float">
            <text:p>422.22</text:p>
          </table:table-cell>
          <table:table-cell office:value-type="float" office:value="218.54" calcext:value-type="float">
            <text:p>218.5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6 076</text:p>
          </table:table-cell>
          <table:table-cell office:value-type="float" office:value="426.91" calcext:value-type="float">
            <text:p>426.91</text:p>
          </table:table-cell>
          <table:table-cell office:value-type="float" office:value="192.32" calcext:value-type="float">
            <text:p>192.3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5 237</text:p>
          </table:table-cell>
          <table:table-cell office:value-type="float" office:value="419.82" calcext:value-type="float">
            <text:p>419.82</text:p>
          </table:table-cell>
          <table:table-cell office:value-type="float" office:value="91.33" calcext:value-type="float">
            <text:p>91.3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T-test eProsima vs OpenDDS Latency Reliable Typ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essage Size (bytes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p-valu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6.85" calcext:value-type="float">
            <text:p>-66.85</text:p>
          </table:table-cell>
          <table:table-cell office:value-type="string" calcext:value-type="string">
            <text:p>12 164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2.86" calcext:value-type="float">
            <text:p>-62.86</text:p>
          </table:table-cell>
          <table:table-cell office:value-type="string" calcext:value-type="string">
            <text:p>11 205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69.36" calcext:value-type="float">
            <text:p>-69.36</text:p>
          </table:table-cell>
          <table:table-cell office:value-type="string" calcext:value-type="string">
            <text:p>10 187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3.79" calcext:value-type="float">
            <text:p>-63.79</text:p>
          </table:table-cell>
          <table:table-cell office:value-type="string" calcext:value-type="string">
            <text:p>10 182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62.94" calcext:value-type="float">
            <text:p>-62.94</text:p>
          </table:table-cell>
          <table:table-cell office:value-type="string" calcext:value-type="string">
            <text:p>10 157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08.48" calcext:value-type="float">
            <text:p>-108.48</text:p>
          </table:table-cell>
          <table:table-cell office:value-type="string" calcext:value-type="string">
            <text:p>10 388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166.65" calcext:value-type="float">
            <text:p>-166.65</text:p>
          </table:table-cell>
          <table:table-cell office:value-type="string" calcext:value-type="string">
            <text:p>18 608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-95.06" calcext:value-type="float">
            <text:p>-95.06</text:p>
          </table:table-cell>
          <table:table-cell office:value-type="string" calcext:value-type="string">
            <text:p>10 834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-94.81" calcext:value-type="float">
            <text:p>-94.81</text:p>
          </table:table-cell>
          <table:table-cell office:value-type="string" calcext:value-type="string">
            <text:p>10 228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-99.74" calcext:value-type="float">
            <text:p>-99.74</text:p>
          </table:table-cell>
          <table:table-cell office:value-type="string" calcext:value-type="string">
            <text:p>10 716</text:p>
          </table:table-cell>
          <table:table-cell office:value-type="string" calcext:value-type="string">
            <text:p>&lt;2.2e-16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-163.98" calcext:value-type="float">
            <text:p>-163.98</text:p>
          </table:table-cell>
          <table:table-cell office:value-type="string" calcext:value-type="string">
            <text:p>11 910</text:p>
          </table:table-cell>
          <table:table-cell office:value-type="string" calcext:value-type="string">
            <text:p>&lt;2.2e-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0:47:51.137310748</meta:creation-date>
    <dc:date>2017-11-28T20:55:17.675177557</dc:date>
    <meta:editing-duration>PT7M28S</meta:editing-duration>
    <meta:editing-cycles>4</meta:editing-cycles>
    <meta:generator>LibreOffice/5.4.3.2$Linux_X86_64 LibreOffice_project/40$Build-2</meta:generator>
    <meta:document-statistic meta:table-count="2" meta:cell-count="342" meta:object-count="0"/>
  </office:meta>
</office:document-meta>
</file>